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8bab"/>
    </style:style>
    <style:style style:name="P2" style:family="paragraph" style:parent-style-name="Standard">
      <style:text-properties officeooo:rsid="00088bab" officeooo:paragraph-rsid="00088bab"/>
    </style:style>
    <style:style style:name="P3" style:family="paragraph" style:parent-style-name="Standard">
      <style:text-properties officeooo:rsid="0009c68a" officeooo:paragraph-rsid="0009c68a"/>
    </style:style>
    <style:style style:name="P4" style:family="paragraph" style:parent-style-name="Standard">
      <style:text-properties officeooo:rsid="0009fd21" officeooo:paragraph-rsid="0009fd21"/>
    </style:style>
    <style:style style:name="P5" style:family="paragraph" style:parent-style-name="Standard">
      <style:text-properties officeooo:rsid="000ade20" officeooo:paragraph-rsid="000ade20"/>
    </style:style>
    <style:style style:name="P6" style:family="paragraph" style:parent-style-name="Standard">
      <style:text-properties officeooo:rsid="000c0340" officeooo:paragraph-rsid="000c0340"/>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be de turbine sortie chambre de combustion. Il fait chaud (1200 degrés). Ça va fondre. Il faut protéger l’alliage. Couche de céramique sur la partie interne de l’aube. Diminution de 150 degrés environ.</text:p>
      <text:p text:style-name="P1"/>
      <text:p text:style-name="P2">Problème : ça a une durée de vie. Quand la barrière thermique n’est plus là, c’est la merde. Epaisseur 200 micromètres.</text:p>
      <text:p text:style-name="P2"/>
      <text:p text:style-name="P2">Pour faire une simulation, bah on sait pas faire le calcul concrètement. On fait une discrétisation de la pièce. A la fin, on se ramène à un système linéaire. Quand c’est pas linéaire, on résout plein de systèmes linéaires. Très coûteux informatiquement parlant. 7 millions d’inconnues pour l’aube. 6 ou 7h pour résoudre si on fait les calculs en parallèle. 1 semaine sinon.</text:p>
      <text:p text:style-name="P2"/>
      <text:p text:style-name="P2">La grande idée : je suis capable de faire le calcul d’une aube sans barrière thermique, et d’une partie de barrière thermique, mais pas du tout. </text:p>
      <text:p text:style-name="P2"/>
      <text:p text:style-name="P2">On a un truc qui est comme une matrice 3x3. On veut prédire la contrainte dans la barrière thermique.</text:p>
      <text:p text:style-name="P2"/>
      <text:p text:style-name="P2">On prend la déformation sur tous les points. Histoire des cycles sur le diagramme sigma en fonction de epsilon qui ne retombent pas justes.</text:p>
      <text:p text:style-name="P2"/>
      <text:p text:style-name="P2">Epsilon est une matrice 3x3 (on s’arrangera pour pas avoir toutes les composantes)</text:p>
      <text:p text:style-name="P2"/>
      <text:p text:style-name="P3">1ère étape : faire une classification. Principe : on a plein de points que l’on regroupe en n paquets. Les paquets sont assimilés à leur barycentre. Voir comment faire pour classifier nos courbes (fonctions qui dépendent du temps).</text:p>
      <text:p text:style-name="P3"/>
      <text:p text:style-name="P3">2<text:span text:style-name="T1">e</text:span> étape : Pour chaque type de trajet, on va définir un métamodèle. Trois couches : céramique, OXYDE, aube. L’interface n’est pas lisse, il y a de petites ondulations. Le métamodèle mange une entrée et est capable de prédire la sortie (ce qu’il y a avant et après I guess?). On lui donne ici une série temporelle (epsilon(t) la déformation). Bonne tradition du crigeage. Métamodèle timeseries à taper sur google. Si ça nous intéresse on le fait, sinon Basile nous balancera un truc tout fait. </text:p>
      <text:p text:style-name="P3"/>
      <text:p text:style-name="P4">Pour demain : regarder classification et timeseries (on trouvera sur Internet t’inquiète).</text:p>
      <text:p text:style-name="P4"/>
      <text:p text:style-name="P4">Mercredi : il faudra aller à Evry.</text:p>
      <text:p text:style-name="P4"/>
      <text:p text:style-name="P4">Jeudi : A l’école.</text:p>
      <text:p text:style-name="P4"/>
      <text:p text:style-name="P5">KRIGEAGE</text:p>
      <text:p text:style-name="P5"/>
      <text:p text:style-name="P6">Questions : </text:p>
      <text:p text:style-name="P6"/>
      <text:p text:style-name="P6">* quelles seront nos classes ?</text:p>
      <text:p text:style-name="P6"/>
      <text:p text:style-name="P6">*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1T17:09:35.978000000</meta:creation-date>
    <dc:date>2022-11-23T08:51:40.424000000</dc:date>
    <meta:editing-duration>PT6M52S</meta:editing-duration>
    <meta:editing-cycles>3</meta:editing-cycles>
    <meta:generator>LibreOffice/7.3.5.2$Windows_X86_64 LibreOffice_project/184fe81b8c8c30d8b5082578aee2fed2ea847c01</meta:generator>
    <meta:document-statistic meta:table-count="0" meta:image-count="0" meta:object-count="0" meta:page-count="1" meta:paragraph-count="16" meta:word-count="355" meta:character-count="2081" meta:non-whitespace-character-count="1738"/>
  </office:meta>
</office:document-meta>
</file>